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8.37mm"/>
    </style:style>
    <style:style style:name="co25" style:family="table-column">
      <style:table-column-properties fo:break-before="auto" style:column-width="26.32mm"/>
    </style:style>
    <style:style style:name="co26" style:family="table-column">
      <style:table-column-properties fo:break-before="auto" style:column-width="89.57mm"/>
    </style:style>
    <style:style style:name="co27" style:family="table-column">
      <style:table-column-properties fo:break-before="auto" style:column-width="60.04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23.76mm"/>
    </style:style>
    <style:style style:name="co30" style:family="table-column">
      <style:table-column-properties fo:break-before="auto" style:column-width="13.3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27.64mm"/>
    </style:style>
    <style:style style:name="co34" style:family="table-column">
      <style:table-column-properties fo:break-before="auto" style:column-width="18.79mm"/>
    </style:style>
    <style:style style:name="co35" style:family="table-column">
      <style:table-column-properties fo:break-before="auto" style:column-width="82.11mm"/>
    </style:style>
    <style:style style:name="co36" style:family="table-column">
      <style:table-column-properties fo:break-before="auto" style:column-width="19.12mm"/>
    </style:style>
    <style:style style:name="co37" style:family="table-column">
      <style:table-column-properties fo:break-before="auto" style:column-width="8.89mm"/>
    </style:style>
    <style:style style:name="co38" style:family="table-column">
      <style:table-column-properties fo:break-before="auto" style:column-width="16.3mm"/>
    </style:style>
    <style:style style:name="co39" style:family="table-column">
      <style:table-column-properties fo:break-before="auto" style:column-width="33.78mm"/>
    </style:style>
    <style:style style:name="co40" style:family="table-column">
      <style:table-column-properties fo:break-before="auto" style:column-width="57.56mm"/>
    </style:style>
    <style:style style:name="co41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c2e0ae"/>
    </style:style>
    <style:style style:name="ce137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4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4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,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,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134"/>
          <table:table-cell office:value-type="string" calcext:value-type="string">
            <text:p>'= Added in skill grap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3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128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128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4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128" table:formula="of:=[.D24]" office:value-type="float" office:value="2" calcext:value-type="float">
            <text:p>2</text:p>
          </table:table-cell>
          <table:table-cell table:style-name="ce128" table:formula="of:=[.E24]" office:value-type="float" office:value="1" calcext:value-type="float">
            <text:p>1</text:p>
          </table:table-cell>
          <table:table-cell table:style-name="ce128" table:formula="of:=[.F24]" office:value-type="float" office:value="2" calcext:value-type="float">
            <text:p>2</text:p>
          </table:table-cell>
          <table:table-cell table:style-name="ce128" table:formula="of:=[.G24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3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128" table:formula="of:=[.D25]" office:value-type="float" office:value="2" calcext:value-type="float">
            <text:p>2</text:p>
          </table:table-cell>
          <table:table-cell table:style-name="ce128" table:formula="of:=[.E25]" office:value-type="float" office:value="1" calcext:value-type="float">
            <text:p>1</text:p>
          </table:table-cell>
          <table:table-cell table:style-name="ce128" table:formula="of:=[.F25]" office:value-type="float" office:value="2" calcext:value-type="float">
            <text:p>2</text:p>
          </table:table-cell>
          <table:table-cell table:style-name="ce128" table:formula="of:=[.G25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9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5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7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6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5" office:value-type="float" office:value="62.915251289901" calcext:value-type="float">
            <text:p>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8" office:value-type="float" office:value="116.391497083458" calcext:value-type="float">
            <text:p>11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 10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 57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 89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 28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 7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 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 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 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 5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 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 88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 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 3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 6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 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 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 44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 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 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 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 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 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 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 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 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 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 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 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 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 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 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 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 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 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 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 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 061 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 137 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 219 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 307 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 403 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 506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 617 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 737 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 866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 006 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 157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 320 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 496 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 687 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 894 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 117 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 359 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 622 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 761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 906 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 057 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 214 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 378 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 549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 727 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 912 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 105 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 306 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 515 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 733 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 961 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 198 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 445 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 703 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 972 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 252 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 544 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 848 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 166 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 498 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 844 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 204 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 581 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 974 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atk</text:p>
          </table:table-cell>
          <table:table-cell table:style-name="ce34" office:value-type="string" calcext:value-type="string">
            <text:p>M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4"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7];[$'Character Growth Stats'.$A$110: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127]" office:value-type="float" office:value="5" calcext:value-type="float">
            <text:p>5</text:p>
          </table:table-cell>
          <table:table-cell table:style-name="ce128" table:formula="of:=[.C127]" office:value-type="float" office:value="1" calcext:value-type="float">
            <text:p>1</text:p>
          </table:table-cell>
          <table:table-cell table:style-name="ce128" table:formula="of:=[.D127]" office:value-type="float" office:value="2" calcext:value-type="float">
            <text:p>2</text:p>
          </table:table-cell>
          <table:table-cell table:style-name="ce128" table:formula="of:=[.E127]" office:value-type="float" office:value="2" calcext:value-type="float">
            <text:p>2</text:p>
          </table:table-cell>
          <table:table-cell table:style-name="ce128" table:formula="of:=[.F127]" office:value-type="float" office:value="2" calcext:value-type="float">
            <text:p>2</text:p>
          </table:table-cell>
          <table:table-cell table:style-name="ce128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8];[$'Character Growth Stats'.$A$110:.$B$210];2;0)" office:value-type="float" office:value="109.902286408414" calcext:value-type="float">
            <text:p>110</text:p>
          </table:table-cell>
          <table:table-cell table:style-name="ce135" table:formula="of:=[.J128]/6" office:value-type="float" office:value="18.3170477347357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128]" office:value-type="float" office:value="5" calcext:value-type="float">
            <text:p>5</text:p>
          </table:table-cell>
          <table:table-cell table:style-name="ce128" table:formula="of:=[.C128]" office:value-type="float" office:value="1" calcext:value-type="float">
            <text:p>1</text:p>
          </table:table-cell>
          <table:table-cell table:style-name="ce128" table:formula="of:=[.D128]" office:value-type="float" office:value="2" calcext:value-type="float">
            <text:p>2</text:p>
          </table:table-cell>
          <table:table-cell table:style-name="ce128" table:formula="of:=[.E128]" office:value-type="float" office:value="2" calcext:value-type="float">
            <text:p>2</text:p>
          </table:table-cell>
          <table:table-cell table:style-name="ce128" table:formula="of:=[.F128]" office:value-type="float" office:value="2" calcext:value-type="float">
            <text:p>2</text:p>
          </table:table-cell>
          <table:table-cell table:style-name="ce128" table:formula="of:=[.G128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9];[$'Character Growth Stats'.$A$110: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129]" office:value-type="float" office:value="5" calcext:value-type="float">
            <text:p>5</text:p>
          </table:table-cell>
          <table:table-cell table:style-name="ce128" table:formula="of:=[.C129]" office:value-type="float" office:value="1" calcext:value-type="float">
            <text:p>1</text:p>
          </table:table-cell>
          <table:table-cell table:style-name="ce128" table:formula="of:=[.D129]" office:value-type="float" office:value="2" calcext:value-type="float">
            <text:p>2</text:p>
          </table:table-cell>
          <table:table-cell table:style-name="ce128" table:formula="of:=[.E129]" office:value-type="float" office:value="2" calcext:value-type="float">
            <text:p>2</text:p>
          </table:table-cell>
          <table:table-cell table:style-name="ce128" table:formula="of:=[.F129]" office:value-type="float" office:value="2" calcext:value-type="float">
            <text:p>2</text:p>
          </table:table-cell>
          <table:table-cell table:style-name="ce128" table:formula="of:=[.G1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0];[$'Character Growth Stats'.$A$110: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130]" office:value-type="float" office:value="5" calcext:value-type="float">
            <text:p>5</text:p>
          </table:table-cell>
          <table:table-cell table:style-name="ce128" table:formula="of:=[.C130]" office:value-type="float" office:value="1" calcext:value-type="float">
            <text:p>1</text:p>
          </table:table-cell>
          <table:table-cell table:style-name="ce128" table:formula="of:=[.D130]" office:value-type="float" office:value="2" calcext:value-type="float">
            <text:p>2</text:p>
          </table:table-cell>
          <table:table-cell table:style-name="ce128" table:formula="of:=[.E130]" office:value-type="float" office:value="2" calcext:value-type="float">
            <text:p>2</text:p>
          </table:table-cell>
          <table:table-cell table:style-name="ce128" table:formula="of:=[.F130]" office:value-type="float" office:value="2" calcext:value-type="float">
            <text:p>2</text:p>
          </table:table-cell>
          <table:table-cell table:style-name="ce128" table:formula="of:=[.G130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1];[$'Character Growth Stats'.$A$110: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2];[$'Character Growth Stats'.$A$110:.$B$210];2;0)" office:value-type="float" office:value="179.015046542438" calcext:value-type="float">
            <text:p>179</text:p>
          </table:table-cell>
          <table:table-cell table:style-name="ce135" table:formula="of:=[.J132]/6" office:value-type="float" office:value="29.8358410904063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3];[$'Character Growth Stats'.$A$110: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4];[$'Character Growth Stats'.$A$110:.$B$210];2;0)" office:value-type="float" office:value="232.778072918714" calcext:value-type="float">
            <text:p>233</text:p>
          </table:table-cell>
          <table:table-cell table:style-name="ce135" table:formula="of:=[.J134]/6" office:value-type="float" office:value="38.7963454864523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8" table:formula="of:=VLOOKUP([.A135];[$'Character Growth Stats'.$A$110:.$B$210];2;0)" office:value-type="float" office:value="266.756874454575" calcext:value-type="float">
            <text:p>267</text:p>
          </table:table-cell>
          <table:table-cell table:style-name="ce135" table:formula="of:=[.J135]/8" office:value-type="float" office:value="33.3446093068219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6];[$'Character Growth Stats'.$A$110:.$B$210];2;0)" office:value-type="float" office:value="306.738656268054" calcext:value-type="float">
            <text:p>307</text:p>
          </table:table-cell>
          <table:table-cell table:style-name="ce135" table:formula="of:=[.J136]/6" office:value-type="float" office:value="51.123109378009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7];[$'Character Growth Stats'.$A$110:.$B$210];2;0)" office:value-type="float" office:value="353.946582582859" calcext:value-type="float">
            <text:p>35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8];[$'Character Growth Stats'.$A$110:.$B$210];2;0)" office:value-type="float" office:value="409.884189521645" calcext:value-type="float">
            <text:p>4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9];[$'Character Growth Stats'.$A$110:.$B$210];2;0)" office:value-type="float" office:value="476.40651915729" calcext:value-type="float">
            <text:p>4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0];[$'Character Growth Stats'.$A$110:.$B$210];2;0)" office:value-type="float" office:value="555.811000684928" calcext:value-type="float">
            <text:p>5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1];[$'Character Growth Stats'.$A$110:.$B$210];2;0)" office:value-type="float" office:value="650.954024858558" calcext:value-type="float">
            <text:p>6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2];[$'Character Growth Stats'.$A$110:.$B$210];2;0)" office:value-type="float" office:value="765.401086731342" calcext:value-type="float">
            <text:p>7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43];[$'Character Growth Stats'.$A$110:.$B$210];2;0)" office:value-type="float" office:value="903.620971026938" calcext:value-type="float">
            <text:p>90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4];[$'Character Growth Stats'.$A$110:.$B$210];2;0)" office:value-type="float" office:value="1071.23797264689" calcext:value-type="float">
            <text:p>1 07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5];[$'Character Growth Stats'.$A$110:.$B$210];2;0)" office:value-type="float" office:value="1275.36092824529" calcext:value-type="float">
            <text:p>1 27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6];[$'Character Growth Stats'.$A$110:.$B$210];2;0)" office:value-type="float" office:value="1525.01436851183" calcext:value-type="float">
            <text:p>1 5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7];[$'Character Growth Stats'.$A$110:.$B$210];2;0)" office:value-type="float" office:value="1831.70606729691" calcext:value-type="float">
            <text:p>1 8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8];[$'Character Growth Stats'.$A$110:.$B$210];2;0)" office:value-type="float" office:value="2210.17762804972" calcext:value-type="float">
            <text:p>2 2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9];[$'Character Growth Stats'.$A$110:.$B$210];2;0)" office:value-type="float" office:value="2679.40188166637" calcext:value-type="float">
            <text:p>2 6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0];[$'Character Growth Stats'.$A$110:.$B$210];2;0)" office:value-type="float" office:value="3263.91473166963" calcext:value-type="float">
            <text:p>3 2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1];[$'Character Growth Stats'.$A$110:.$B$210];2;0)" office:value-type="float" office:value="3837.19244364195" calcext:value-type="float">
            <text:p>3 83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2];[$'Character Growth Stats'.$A$110:.$B$210];2;0)" office:value-type="float" office:value="4525.78430677418" calcext:value-type="float">
            <text:p>4 5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3];[$'Character Growth Stats'.$A$110:.$B$210];2;0)" office:value-type="float" office:value="5355.59502211569" calcext:value-type="float">
            <text:p>5 3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4];[$'Character Growth Stats'.$A$110:.$B$210];2;0)" office:value-type="float" office:value="6358.9276510266" calcext:value-type="float">
            <text:p>6 3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5];[$'Character Growth Stats'.$A$110:.$B$210];2;0)" office:value-type="float" office:value="7576.20227886165" calcext:value-type="float">
            <text:p>7 5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6];[$'Character Growth Stats'.$A$110:.$B$210];2;0)" office:value-type="float" office:value="9058.17262029459" calcext:value-type="float">
            <text:p>9 05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7];[$'Character Growth Stats'.$A$110:.$B$210];2;0)" office:value-type="float" office:value="10868.795177951" calcext:value-type="float">
            <text:p>10 8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8];[$'Character Growth Stats'.$A$110:.$B$210];2;0)" office:value-type="float" office:value="13088.9567498403" calcext:value-type="float">
            <text:p>13 0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9];[$'Character Growth Stats'.$A$110:.$B$210];2;0)" office:value-type="float" office:value="15821.3352532811" calcext:value-type="float">
            <text:p>15 8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0];[$'Character Growth Stats'.$A$110:.$B$210];2;0)" office:value-type="float" office:value="19196.7626809937" calcext:value-type="float">
            <text:p>19 19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1];[$'Character Growth Stats'.$A$110:.$B$210];2;0)" office:value-type="float" office:value="23382.586837964" calcext:value-type="float">
            <text:p>23 3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2];[$'Character Growth Stats'.$A$110:.$B$210];2;0)" office:value-type="float" office:value="28593.703337539" calcext:value-type="float">
            <text:p>28 5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3];[$'Character Growth Stats'.$A$110:.$B$210];2;0)" office:value-type="float" office:value="35107.1694256139" calcext:value-type="float">
            <text:p>35 10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4];[$'Character Growth Stats'.$A$110:.$B$210];2;0)" office:value-type="float" office:value="43281.6422964137" calcext:value-type="float">
            <text:p>43 28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5];[$'Character Growth Stats'.$A$110:.$B$210];2;0)" office:value-type="float" office:value="53583.3431065214" calcext:value-type="float">
            <text:p>53 5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6];[$'Character Growth Stats'.$A$110:.$B$210];2;0)" office:value-type="float" office:value="66620.8857049882" calcext:value-type="float">
            <text:p>66 6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67];[$'Character Growth Stats'.$A$110:.$B$210];2;0)" office:value-type="float" office:value="83192.2001877524" calcext:value-type="float">
            <text:p>83 19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8];[$'Character Growth Stats'.$A$110:.$B$210];2;0)" office:value-type="float" office:value="104348.03194202" calcext:value-type="float">
            <text:p>104 34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9];[$'Character Growth Stats'.$A$110:.$B$210];2;0)" office:value-type="float" office:value="131478.259930239" calcext:value-type="float">
            <text:p>131 47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0];[$'Character Growth Stats'.$A$110:.$B$210];2;0)" office:value-type="float" office:value="166429.775235015" calcext:value-type="float">
            <text:p>166 43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1];[$'Character Growth Stats'.$A$110:.$B$210];2;0)" office:value-type="float" office:value="211668.214896934" calcext:value-type="float">
            <text:p>211 6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2];[$'Character Growth Stats'.$A$110:.$B$210];2;0)" office:value-type="float" office:value="270500.928481502" calcext:value-type="float">
            <text:p>270 50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3];[$'Character Growth Stats'.$A$110:.$B$210];2;0)" office:value-type="float" office:value="347385.858721931" calcext:value-type="float">
            <text:p>347 38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4];[$'Character Growth Stats'.$A$110:.$B$210];2;0)" office:value-type="float" office:value="448361.566709182" calcext:value-type="float">
            <text:p>448 3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75];[$'Character Growth Stats'.$A$110:.$B$210];2;0)" office:value-type="float" office:value="581648.946216105" calcext:value-type="float">
            <text:p>581 64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6];[$'Character Growth Stats'.$A$110:.$B$210];2;0)" office:value-type="float" office:value="621561.706448999" calcext:value-type="float">
            <text:p>621 5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7];[$'Character Growth Stats'.$A$110:.$B$210];2;0)" office:value-type="float" office:value="664433.730425406" calcext:value-type="float">
            <text:p>664 43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8];[$'Character Growth Stats'.$A$110:.$B$210];2;0)" office:value-type="float" office:value="710499.750814829" calcext:value-type="float">
            <text:p>710 5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9];[$'Character Growth Stats'.$A$110:.$B$210];2;0)" office:value-type="float" office:value="760014.275151498" calcext:value-type="float">
            <text:p>760 0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0];[$'Character Growth Stats'.$A$110:.$B$210];2;0)" office:value-type="float" office:value="813253.345164769" calcext:value-type="float">
            <text:p>813 25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1];[$'Character Growth Stats'.$A$110:.$B$210];2;0)" office:value-type="float" office:value="870516.460661225" calcext:value-type="float">
            <text:p>870 5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2];[$'Character Growth Stats'.$A$110:.$B$210];2;0)" office:value-type="float" office:value="932128.684078002" calcext:value-type="float">
            <text:p>932 1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83];[$'Character Growth Stats'.$A$110:.$B$210];2;0)" office:value-type="float" office:value="998442.943475525" calcext:value-type="float">
            <text:p>998 4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4];[$'Character Growth Stats'.$A$110:.$B$210];2;0)" office:value-type="float" office:value="1069842.55356205" calcext:value-type="float">
            <text:p>1 069 8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5];[$'Character Growth Stats'.$A$110:.$B$210];2;0)" office:value-type="float" office:value="1146743.97636163" calcext:value-type="float">
            <text:p>1 146 74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6];[$'Character Growth Stats'.$A$110:.$B$210];2;0)" office:value-type="float" office:value="1229599.84537303" calcext:value-type="float">
            <text:p>1 229 6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7];[$'Character Growth Stats'.$A$110:.$B$210];2;0)" office:value-type="float" office:value="1318902.27954378" calcext:value-type="float">
            <text:p>1 318 90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8];[$'Character Growth Stats'.$A$110:.$B$210];2;0)" office:value-type="float" office:value="1415186.51612791" calcext:value-type="float">
            <text:p>1 415 1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9];[$'Character Growth Stats'.$A$110:.$B$210];2;0)" office:value-type="float" office:value="1519034.89453817" calcext:value-type="float">
            <text:p>1 519 03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0];[$'Character Growth Stats'.$A$110:.$B$210];2;0)" office:value-type="float" office:value="1631081.22667703" calcext:value-type="float">
            <text:p>1 631 08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1];[$'Character Growth Stats'.$A$110:.$B$210];2;0)" office:value-type="float" office:value="1752015.59297312" calcext:value-type="float">
            <text:p>1 752 0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2];[$'Character Growth Stats'.$A$110:.$B$210];2;0)" office:value-type="float" office:value="1882589.6075027" calcext:value-type="float">
            <text:p>1 882 5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3];[$'Character Growth Stats'.$A$110:.$B$210];2;0)" office:value-type="float" office:value="2023622.20018625" calcext:value-type="float">
            <text:p>2 023 62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4];[$'Character Growth Stats'.$A$110:.$B$210];2;0)" office:value-type="float" office:value="2176005.96917057" calcext:value-type="float">
            <text:p>2 176 00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5];[$'Character Growth Stats'.$A$110:.$B$210];2;0)" office:value-type="float" office:value="2340714.16219519" calcext:value-type="float">
            <text:p>2 340 7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6];[$'Character Growth Stats'.$A$110:.$B$210];2;0)" office:value-type="float" office:value="2518808.35206406" calcext:value-type="float">
            <text:p>2 518 8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7];[$'Character Growth Stats'.$A$110:.$B$210];2;0)" office:value-type="float" office:value="2711446.87837286" calcext:value-type="float">
            <text:p>2 711 44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8];[$'Character Growth Stats'.$A$110:.$B$210];2;0)" office:value-type="float" office:value="2919894.1354605" calcext:value-type="float">
            <text:p>2 919 8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9];[$'Character Growth Stats'.$A$110:.$B$210];2;0)" office:value-type="float" office:value="3145530.79525244" calcext:value-type="float">
            <text:p>3 145 53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0];[$'Character Growth Stats'.$A$110:.$B$210];2;0)" office:value-type="float" office:value="3389865.06334698" calcext:value-type="float">
            <text:p>3 389 8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1];[$'Character Growth Stats'.$A$110:.$B$210];2;0)" office:value-type="float" office:value="3519717.98310167" calcext:value-type="float">
            <text:p>3 519 71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2];[$'Character Growth Stats'.$A$110:.$B$210];2;0)" office:value-type="float" office:value="3654888.53635765" calcext:value-type="float">
            <text:p>3 654 8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3];[$'Character Growth Stats'.$A$110:.$B$210];2;0)" office:value-type="float" office:value="3795607.72707861" calcext:value-type="float">
            <text:p>3 795 6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4];[$'Character Growth Stats'.$A$110:.$B$210];2;0)" office:value-type="float" office:value="3942117.14190123" calcext:value-type="float">
            <text:p>3 942 11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5];[$'Character Growth Stats'.$A$110:.$B$210];2;0)" office:value-type="float" office:value="4094669.4590159" calcext:value-type="float">
            <text:p>4 094 6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6];[$'Character Growth Stats'.$A$110:.$B$210];2;0)" office:value-type="float" office:value="4253528.98263474" calcext:value-type="float">
            <text:p>4 253 5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07];[$'Character Growth Stats'.$A$110:.$B$210];2;0)" office:value-type="float" office:value="4418972.20438775" calcext:value-type="float">
            <text:p>4 418 9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8];[$'Character Growth Stats'.$A$110:.$B$210];2;0)" office:value-type="float" office:value="4591288.3930613" calcext:value-type="float">
            <text:p>4 591 28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9];[$'Character Growth Stats'.$A$110:.$B$210];2;0)" office:value-type="float" office:value="4770780.21417013" calcext:value-type="float">
            <text:p>4 770 78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0];[$'Character Growth Stats'.$A$110:.$B$210];2;0)" office:value-type="float" office:value="4957764.38093563" calcext:value-type="float">
            <text:p>4 957 7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1];[$'Character Growth Stats'.$A$110:.$B$210];2;0)" office:value-type="float" office:value="5152572.33832949" calcext:value-type="float">
            <text:p>5 152 5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2];[$'Character Growth Stats'.$A$110:.$B$210];2;0)" office:value-type="float" office:value="5355550.98193268" calcext:value-type="float">
            <text:p>5 355 5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3];[$'Character Growth Stats'.$A$110:.$B$210];2;0)" office:value-type="float" office:value="5567063.41345608" calcext:value-type="float">
            <text:p>5 567 06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4];[$'Character Growth Stats'.$A$110:.$B$210];2;0)" office:value-type="float" office:value="5787489.73487088" calcext:value-type="float">
            <text:p>5 787 4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15];[$'Character Growth Stats'.$A$110:.$B$210];2;0)" office:value-type="float" office:value="6017227.8832043" calcext:value-type="float">
            <text:p>6 017 22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6];[$'Character Growth Stats'.$A$110:.$B$210];2;0)" office:value-type="float" office:value="6256694.50817005" calcext:value-type="float">
            <text:p>6 256 69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7];[$'Character Growth Stats'.$A$110:.$B$210];2;0)" office:value-type="float" office:value="6506325.89492306" calcext:value-type="float">
            <text:p>6 506 3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8];[$'Character Growth Stats'.$A$110:.$B$210];2;0)" office:value-type="float" office:value="6766578.93435516" calcext:value-type="float">
            <text:p>6 766 5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9];[$'Character Growth Stats'.$A$110:.$B$210];2;0)" office:value-type="float" office:value="7037932.14348311" calcext:value-type="float">
            <text:p>7 037 9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0];[$'Character Growth Stats'.$A$110:.$B$210];2;0)" office:value-type="float" office:value="7320886.73862219" calcext:value-type="float">
            <text:p>7 320 8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1];[$'Character Growth Stats'.$A$110:.$B$210];2;0)" office:value-type="float" office:value="7615967.76418928" calcext:value-type="float">
            <text:p>7 615 9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2];[$'Character Growth Stats'.$A$110:.$B$210];2;0)" office:value-type="float" office:value="7923725.28013863" calcext:value-type="float">
            <text:p>7 923 7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23];[$'Character Growth Stats'.$A$110:.$B$210];2;0)" office:value-type="float" office:value="8244735.61120142" calcext:value-type="float">
            <text:p>8 244 73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4];[$'Character Growth Stats'.$A$110:.$B$210];2;0)" office:value-type="float" office:value="8579602.66127897" calcext:value-type="float">
            <text:p>8 579 60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5];[$'Character Growth Stats'.$A$110:.$B$210];2;0)" office:value-type="float" office:value="8928959.29652752" calcext:value-type="float">
            <text:p>8 928 9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6];[$'Character Growth Stats'.$A$110:.$B$210];2;0)" office:value-type="float" office:value="9293468.8008724" calcext:value-type="float">
            <text:p>9 293 469</text:p>
          </table:table-cell>
          <table:table-cell table:style-name="ce135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4" table:default-cell-style-name="Default"/>
        <table:table-column table:style-name="co14" table:number-columns-repeated="3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63" office:value-type="string" calcext:value-type="string">
            <text:p>Price</text:p>
          </table:table-cell>
          <table:table-cell table:style-name="ce163" office:value-type="string" calcext:value-type="string">
            <text:p>ATK</text:p>
          </table:table-cell>
          <table:table-cell table:style-name="ce163" office:value-type="string" calcext:value-type="string">
            <text:p>M.ATK</text:p>
          </table:table-cell>
          <table:table-cell table:style-name="ce163" office:value-type="string" calcext:value-type="string">
            <text:p>Obtained at lvl</text:p>
          </table:table-cell>
          <table:table-cell table:style-name="ce163" office:value-type="string" calcext:value-type="string">
            <text:p>Spirit slots</text:p>
          </table:table-cell>
          <table:table-cell table:style-name="ce163" office:value-type="string" calcext:value-type="string">
            <text:p>STR at lvl</text:p>
          </table:table-cell>
          <table:table-cell table:style-name="ce163" office:value-type="string" calcext:value-type="string">
            <text:p>VIG at lvl</text:p>
          </table:table-cell>
          <table:table-cell table:style-name="ce163" office:value-type="string" calcext:value-type="string">
            <text:p>Total ATK</text:p>
          </table:table-cell>
          <table:table-cell table:style-name="ce165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63" table:number-columns-repeated="8"/>
          <table:table-cell table:style-name="ce165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63"/>
          <table:covered-table-cell table:style-name="ce165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64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164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64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63" office:value-type="string" calcext:value-type="string">
            <text:p>Price</text:p>
          </table:table-cell>
          <table:table-cell table:style-name="ce163" office:value-type="string" calcext:value-type="string">
            <text:p>ATK</text:p>
          </table:table-cell>
          <table:table-cell table:style-name="ce163" office:value-type="string" calcext:value-type="string">
            <text:p>M.ATK</text:p>
          </table:table-cell>
          <table:table-cell table:style-name="ce163" office:value-type="string" calcext:value-type="string">
            <text:p>Obtained at lvl</text:p>
          </table:table-cell>
          <table:table-cell table:style-name="ce163" office:value-type="string" calcext:value-type="string">
            <text:p>Spirit slots</text:p>
          </table:table-cell>
          <table:table-cell table:style-name="ce163" office:value-type="string" calcext:value-type="string">
            <text:p>STR at lvl 1</text:p>
          </table:table-cell>
          <table:table-cell table:style-name="ce163" office:value-type="string" calcext:value-type="string">
            <text:p>VIG at lvl 1</text:p>
          </table:table-cell>
          <table:table-cell table:style-name="ce163" office:value-type="string" calcext:value-type="string">
            <text:p>Total ATK</text:p>
          </table:table-cell>
          <table:table-cell table:style-name="ce165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63" table:number-columns-repeated="8"/>
          <table:table-cell table:style-name="ce165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63"/>
          <table:covered-table-cell table:style-name="ce165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7" table:default-cell-style-name="Default"/>
        <table:table-column table:style-name="co14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table:table-column table:style-name="co41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7:05:05.361501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0.0.3$Linux_X86_64 LibreOffice_project/00m0$Build-3</meta:generator>
    <meta:editing-duration>P0D</meta:editing-duration>
    <meta:editing-cycles>0</meta:editing-cycles>
    <meta:print-date>2013-05-14T16:44:08</meta:print-date>
    <meta:document-statistic meta:table-count="9" meta:cell-count="9489" meta:object-count="0"/>
  </office:meta>
</office:document-meta>
</file>